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002fc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paragraph-rsid="00002fc1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paragraph-rsid="00015c7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02bde2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04f7df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0f1eb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paragraph-rsid="00015c73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paragraph-rsid="0002bde2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paragraph-rsid="0004f7df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normal" officeooo:paragraph-rsid="0015321e" style:font-weight-asian="normal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weight="normal" officeooo:paragraph-rsid="00172caa" style:font-weight-asian="normal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font-weight="normal" officeooo:paragraph-rsid="001afcc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paragraph-rsid="001f614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paragraph-rsid="0020ca14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officeooo:paragraph-rsid="0004f7df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067a14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0783a8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1cd817"/>
    </style:style>
    <style:style style:name="P19" style:family="paragraph" style:parent-style-name="Standard">
      <style:paragraph-properties fo:text-align="start" style:justify-single-word="false"/>
      <style:text-properties officeooo:paragraph-rsid="000783a8"/>
    </style:style>
    <style:style style:name="P20" style:family="paragraph" style:parent-style-name="Standard">
      <style:paragraph-properties fo:text-align="start" style:justify-single-word="false"/>
      <style:text-properties officeooo:paragraph-rsid="000d4b59"/>
    </style:style>
    <style:style style:name="P21" style:family="paragraph" style:parent-style-name="Standard">
      <style:paragraph-properties fo:text-align="start" style:justify-single-word="false"/>
      <style:text-properties officeooo:paragraph-rsid="0020ca14"/>
    </style:style>
    <style:style style:name="P22" style:family="paragraph" style:parent-style-name="Standard">
      <style:paragraph-properties fo:text-align="start" style:justify-single-word="false"/>
      <style:text-properties style:use-window-font-color="true" fo:font-weight="bold" officeooo:paragraph-rsid="00246f58" style:font-weight-asian="bold" style:font-weight-complex="bold"/>
    </style:style>
    <style:style style:name="T1" style:family="text">
      <style:text-properties officeooo:rsid="00002fc1"/>
    </style:style>
    <style:style style:name="T2" style:family="text">
      <style:text-properties officeooo:rsid="00015c73"/>
    </style:style>
    <style:style style:name="T3" style:family="text">
      <style:text-properties fo:font-weight="normal" officeooo:rsid="0002bde2" style:font-weight-asian="normal" style:font-weight-complex="normal"/>
    </style:style>
    <style:style style:name="T4" style:family="text">
      <style:text-properties fo:font-weight="normal" officeooo:rsid="00049fb9" style:font-weight-asian="normal" style:font-weight-complex="normal"/>
    </style:style>
    <style:style style:name="T5" style:family="text">
      <style:text-properties fo:font-weight="normal" officeooo:rsid="0004f7df" style:font-weight-asian="normal" style:font-weight-complex="normal"/>
    </style:style>
    <style:style style:name="T6" style:family="text">
      <style:text-properties fo:font-weight="normal" officeooo:rsid="00067a14" style:font-weight-asian="normal" style:font-weight-complex="normal"/>
    </style:style>
    <style:style style:name="T7" style:family="text">
      <style:text-properties fo:font-weight="normal" officeooo:rsid="000783a8" style:font-weight-asian="normal" style:font-weight-complex="normal"/>
    </style:style>
    <style:style style:name="T8" style:family="text">
      <style:text-properties fo:font-weight="normal" officeooo:rsid="000892fd" style:font-weight-asian="normal" style:font-weight-complex="normal"/>
    </style:style>
    <style:style style:name="T9" style:family="text">
      <style:text-properties fo:font-weight="normal" officeooo:rsid="0009c269" style:font-weight-asian="normal" style:font-weight-complex="normal"/>
    </style:style>
    <style:style style:name="T10" style:family="text">
      <style:text-properties fo:font-weight="normal" officeooo:rsid="000d4b59" style:font-weight-asian="normal" style:font-weight-complex="normal"/>
    </style:style>
    <style:style style:name="T11" style:family="text">
      <style:text-properties fo:font-weight="normal" officeooo:rsid="001cd817" style:font-weight-asian="normal" style:font-weight-complex="normal"/>
    </style:style>
    <style:style style:name="T12" style:family="text">
      <style:text-properties fo:font-weight="normal" officeooo:rsid="001e0797" style:font-weight-asian="normal" style:font-weight-complex="normal"/>
    </style:style>
    <style:style style:name="T13" style:family="text">
      <style:text-properties fo:font-weight="normal" officeooo:rsid="00246f58" style:font-weight-asian="normal" style:font-weight-complex="normal"/>
    </style:style>
    <style:style style:name="T14" style:family="text">
      <style:text-properties officeooo:rsid="0002bde2"/>
    </style:style>
    <style:style style:name="T15" style:family="text">
      <style:text-properties fo:font-weight="bold" officeooo:rsid="0004f7df" style:font-weight-asian="bold" style:font-weight-complex="bold"/>
    </style:style>
    <style:style style:name="T16" style:family="text">
      <style:text-properties fo:font-weight="bold" officeooo:rsid="0015321e" style:font-weight-asian="bold" style:font-weight-complex="bold"/>
    </style:style>
    <style:style style:name="T17" style:family="text">
      <style:text-properties officeooo:rsid="0004f7df"/>
    </style:style>
    <style:style style:name="T18" style:family="text">
      <style:text-properties officeooo:rsid="000f1eb2"/>
    </style:style>
    <style:style style:name="T19" style:family="text">
      <style:text-properties officeooo:rsid="0015321e"/>
    </style:style>
    <style:style style:name="T20" style:family="text">
      <style:text-properties officeooo:rsid="00172caa"/>
    </style:style>
    <style:style style:name="T21" style:family="text">
      <style:text-properties officeooo:rsid="0018c260"/>
    </style:style>
    <style:style style:name="T22" style:family="text">
      <style:text-properties officeooo:rsid="0018c3a1"/>
    </style:style>
    <style:style style:name="T23" style:family="text">
      <style:text-properties officeooo:rsid="0018ca63"/>
    </style:style>
    <style:style style:name="T24" style:family="text">
      <style:text-properties officeooo:rsid="0019cd9e"/>
    </style:style>
    <style:style style:name="T25" style:family="text">
      <style:text-properties officeooo:rsid="001afcc9"/>
    </style:style>
    <style:style style:name="T26" style:family="text">
      <style:text-properties officeooo:rsid="001f614b"/>
    </style:style>
    <style:style style:name="T27" style:family="text">
      <style:text-properties officeooo:rsid="0020ca14"/>
    </style:style>
    <style:style style:name="T28" style:family="text">
      <style:text-properties officeooo:rsid="0020d3f9"/>
    </style:style>
    <style:style style:name="T29" style:family="text">
      <style:text-properties officeooo:rsid="00231493"/>
    </style:style>
    <style:style style:name="T30" style:family="text">
      <style:text-properties officeooo:rsid="00246f58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Hints</text:span><text:span text:style-name="T1"> – Online Programming Contest, Shaastra 201</text:span><text:span text:style-name="T29">1</text:span></text:p>
      <text:p text:style-name="P1"/>
      <text:p text:style-name="P2"><text:span text:style-name="T1"/></text:p>
      <text:p text:style-name="P2"><text:span text:style-name="T1">Square Coloring</text:span></text:p>
      <text:p text:style-name="P7"><text:span text:style-name="T2">Notice that you can construct the board recursively from boards of lengths which are powers of 2. </text:span></text:p>
      <text:p text:style-name="P14"><text:span text:style-name="T2">This leads to an O(log N ) solution. Alternatively, problem can be reduced to a nim game. </text:span></text:p>
      <text:p text:style-name="P14"><text:span text:style-name="T2">The answer <text:s/>is just X ^ Y. </text:span></text:p>
      <text:p text:style-name="P7"><text:span text:style-name="T2"/></text:p>
      <text:p text:style-name="P3"><text:span text:style-name="T2">Number Game</text:span></text:p>
      <text:p text:style-name="P7"><text:span text:style-name="T2">The answer is independent of the choice of moves by the players. It depends only on the numbers chosen in the beginning. The final value is always a constant and is equal to </text:span><text:span text:style-name="T14">Σ A_i <text:s/></text:span><text:span text:style-name="T2"><text:s/>- ( n * ( n – 1 ) / 2 .</text:span></text:p>
      <text:p text:style-name="P13"><text:span text:style-name="T26">Time complexity is O(N).</text:span></text:p>
      <text:p text:style-name="P8"><text:span text:style-name="T2"/></text:p>
      <text:p text:style-name="P4"><text:span text:style-name="T14">Fortune</text:span></text:p>
      <text:p text:style-name="P21"><text:span text:style-name="T3">The nth term of the sequence is 2^(2^n) which needs to be calculated modulo k. </text:span></text:p>
      <text:p text:style-name="P21"><text:span text:style-name="T3">Using euler's theorem, 2^(2^n) </text:span><text:span text:style-name="T4">is congruent to </text:span><text:span text:style-name="T3">2^ (r) <text:s/>where r = 2 ^ n modulo phi(k). </text:span></text:p>
      <text:p text:style-name="P21"><text:span text:style-name="T5">All the quantities can be calculated in O( log N ) time. </text:span></text:p>
      <text:p text:style-name="P15"><text:span text:style-name="T5"><text:line-break/></text:span><text:span text:style-name="T15">Subset Sum</text:span></text:p>
      <text:p text:style-name="P15"><text:span text:style-name="T5"/></text:p>
      <text:p text:style-name="P15"><text:span text:style-name="T5"/></text:p>
      <text:p text:style-name="P5"><text:span text:style-name="T17">Packing Chemicals</text:span></text:p>
      <text:list xml:id="list1879157595" text:style-name="L1">
        <text:list-item>
          <text:p text:style-name="P16"><text:span text:style-name="T6">Bounded knapsack can be reduced to 0-1 knapsack by replacing adding 1,2,4,.,log(frequency) of that item. </text:span></text:p>
        </text:list-item>
        <text:list-item>
          <text:p text:style-name="P17"><text:span text:style-name="T7">Even after this reduction, </text:span><text:span text:style-name="T8">the number of items will be 40. </text:span><text:span text:style-name="T9">To get around this, split the items into two groups. Find the all possibilities in each group and merge them. </text:span></text:p>
        </text:list-item>
        <text:list-item>
          <text:p text:style-name="P18"><text:span text:style-name="T11">O ( K log K ) where K = 2^( </text:span><text:span text:style-name="T12">n / 2 * log2(15)</text:span><text:span text:style-name="T11">) </text:span></text:p>
        </text:list-item>
      </text:list>
      <text:p text:style-name="P20"><text:span text:style-name="T10"/></text:p>
      <text:p text:style-name="P6"><text:span text:style-name="T18">Pattern Recognition</text:span></text:p>
      <text:p text:style-name="P6"><text:span text:style-name="T18"/></text:p>
      <text:list xml:id="list51010343" text:style-name="L2">
        <text:list-item>
          <text:p text:style-name="P10"><text:span text:style-name="T19">Construct the suffix array of the string and compute the longest common prefix between two suffixes. </text:span></text:p>
        </text:list-item>
        <text:list-item>
          <text:p text:style-name="P11"><text:span text:style-name="T20">The problem reduces to finding a </text:span><text:span text:style-name="T21">range of </text:span><text:span text:style-name="T22">contiguous integers </text:span><text:span text:style-name="T23">whose minimum is at least the “K” and </text:span><text:span text:style-name="T28">the </text:span><text:span text:style-name="T27">index </text:span><text:span text:style-name="T23">“M” belongs to that </text:span><text:span text:style-name="T24">range. </text:span></text:p>
        </text:list-item>
        <text:list-item>
          <text:p text:style-name="P12"><text:span text:style-name="T25">O( N log N )</text:span></text:p>
        </text:list-item>
      </text:list>
      <text:p text:style-name="P6"><text:span text:style-name="T18"/></text:p>
      <text:p text:style-name="P6"><text:span text:style-name="T18"/></text:p>
      <text:p text:style-name="P22"><text:span text:style-name="T30">Detailed solutions will be posted soon!</text:span></text:p>
      <text:p text:style-name="P19"><text:span text:style-name="T9"/></text:p>
      <text:p text:style-name="P19"><text:span text:style-name="T9"/></text:p>
      <text:p text:style-name="P19"><text:span text:style-name="T9"/></text:p>
      <text:p text:style-name="P9"><text:span text:style-name="T17"/></text:p>
      <text:p text:style-name="P8"><text:span text:style-name="T14"/></text:p>
      <text:p text:style-name="P7"><text:span text:style-name="T2"/></text:p>
      <text:p text:style-name="P2"><text:span text:style-name="T1"/></text:p>
      <text:p text:style-name="P3"><text:span text:style-name="T2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etan Bademi</meta:initial-creator>
    <meta:creation-date>2011-09-25T17:04:57</meta:creation-date>
    <dc:date>2011-09-25T18:44:41</dc:date>
    <dc:creator>Chetan Bademi</dc:creator>
    <meta:editing-duration>PT01H09M21S</meta:editing-duration>
    <meta:editing-cycles>37</meta:editing-cycles>
    <meta:generator>OpenOffice.org/3.2$Linux OpenOffice.org_project/320m19$Build-9505</meta:generator>
    <meta:document-statistic meta:table-count="0" meta:image-count="0" meta:object-count="0" meta:page-count="1" meta:paragraph-count="22" meta:word-count="275" meta:character-count="1410"/>
  </office:meta>
</office:document-meta>
</file>